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FC00000280EF984845975933C4.png" manifest:media-type="image/png"/>
  <manifest:file-entry manifest:full-path="Pictures/10000201000002640000026439572143D3C4B157.png" manifest:media-type="image/png"/>
  <manifest:file-entry manifest:full-path="Pictures/10000201000007F4000007F3D43327321EAF1468.png" manifest:media-type="image/png"/>
  <manifest:file-entry manifest:full-path="Pictures/100002010000049200000349D92B71BE80A2505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e" svg:font-family="Calibre"/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9ad1f3" draw:fill-gradient-name="gradient" draw:gradient-step-count="64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8cm" svg:height="9.8cm" svg:x="11.2cm" svg:y="0.2cm">
          <draw:image xlink:href="Pictures/100002010000049200000349D92B71BE80A25054.png" xlink:type="simple" xlink:show="embed" xlink:actuate="onLoad" loext:mime-type="image/png">
            <text:p/>
          </draw:image>
        </draw:frame>
        <draw:frame draw:style-name="gr1" draw:text-style-name="P1" draw:layer="layout" svg:width="8.2cm" svg:height="8.6cm" svg:x="2.2cm" svg:y="6.4cm">
          <draw:image xlink:href="Pictures/10000201000007F4000007F3D43327321EAF1468.png" xlink:type="simple" xlink:show="embed" xlink:actuate="onLoad" loext:mime-type="image/png">
            <text:p/>
          </draw:image>
        </draw:frame>
        <draw:frame draw:style-name="gr1" draw:text-style-name="P1" draw:layer="layout" svg:width="7.749cm" svg:height="7.2cm" svg:x="19.2cm" svg:y="7.4cm">
          <draw:image xlink:href="Pictures/10000201000002640000026439572143D3C4B157.png" xlink:type="simple" xlink:show="embed" xlink:actuate="onLoad" loext:mime-type="image/png">
            <text:p/>
          </draw:image>
        </draw:frame>
        <draw:frame draw:style-name="gr1" draw:text-style-name="P1" draw:layer="layout" svg:width="6.056cm" svg:height="3.8cm" svg:x="0.2cm" svg:y="0.4cm">
          <draw:image xlink:href="Pictures/10000201000003FC00000280EF984845975933C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e" svg:font-family="Calibre"/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Blue_20_Touch" draw:display-name="Blue Touch" draw:style="linear" draw:start-color="#b4c7dc" draw:end-color="#dee6ef" draw:start-intensity="100%" draw:end-intensity="100%" draw:angle="10" draw:border="0%"/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linear" draw:start-color="#729fcf" draw:end-color="#dddddd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8T16:03:24.352560192</meta:creation-date>
    <dc:date>2021-12-28T22:14:39.187608917</dc:date>
    <meta:editing-duration>PT4H51M43S</meta:editing-duration>
    <meta:editing-cycles>1</meta:editing-cycles>
    <meta:document-statistic meta:object-count="27"/>
    <meta:generator>LibreOffice/6.4.7.2$Linux_X86_64 LibreOffice_project/40$Build-2</meta:generator>
  </office:meta>
</office:document-meta>
</file>